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Name" style:master-page-name="Standard">
      <style:paragraph-properties style:page-number="auto"/>
    </style:style>
    <style:style style:name="P10" style:family="paragraph" style:parent-style-name="Normal">
      <style:text-properties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P17" style:family="paragraph" style:parent-style-name="List_20_Paragraph">
      <style:text-properties fo:language="en" fo:country="US" officeooo:paragraph-rsid="001fec07"/>
    </style:style>
    <style:style style:name="P18" style:family="paragraph" style:parent-style-name="List_20_Paragraph">
      <style:text-properties fo:language="en" fo:country="US" officeooo:paragraph-rsid="001c0acb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<text:tab/><text:tab/></text:span><text:span text:style-name="T5">[NAME]</text:span></text:p>
      <text:p text:style-name="P3"><text:tab/><text:tab/></text:p>
      <text:p text:style-name="P2"><text:span text:style-name="Highlighted_20_with_20_gray_20_Char"><text:span text:style-name="T4">[SHORT_DESCRIPTION]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experience-section">
        <text:p text:style-name="P5"><text:span text:style-name="T4"><text:tab/></text:span><text:span text:style-name="White_20_Font"><text:span text:style-name="T3">[CV_UNIT_START_DATE_MONTH_YEAR] - [CV_UNIT_END_DATE_MONTH_YEAR] </text:span></text:span><text:span text:style-name="T4"><text:tab/></text:span><text:span text:style-name="Color_20_Caps_20_Expanded"><text:span text:style-name="T7">[CV_UNIT_NAME]</text:span></text:span></text:p>
        <text:list xml:id="list3326930989" text:style-name="LS4">
          <text:list-header>
            <text:p text:style-name="P15">[CV_UNIT_CONTENT]</text:p>
          </text:list-header>
        </text:list>
        <text:p text:style-name="P18"/>
      </text:section>
      <text:p text:style-name="P7"><text:tab/></text:p>
      <text:p text:style-name="P3"/>
      <text:h text:style-name="P14" text:outline-level="1">Ausbildung</text:h>
      <text:p text:style-name="P3"/>
      <text:p text:style-name="P4"/>
      <text:section text:style-name="Sect1" text:name="education-section">
        <text:p text:style-name="P6"><text:span text:style-name="T4"><text:tab/></text:span><text:span text:style-name="White_20_Font"><text:span text:style-name="T3">[CV_UNIT_START_DATE_MONTH_YEAR] - [CV_UNIT_END_DATE_MONTH_YEAR] </text:span></text:span><text:span text:style-name="T4"><text:tab/></text:span><text:span text:style-name="Color_20_Caps_20_Expanded"><text:span text:style-name="T7">[CV_UNIT_NAME]</text:span></text:span></text:p>
        <text:list xml:id="list152939469241169" text:continue-numbering="true" text:style-name="LS4">
          <text:list-header>
            <text:p text:style-name="P16">[CV_UNIT_CONTENT]</text:p>
          </text:list-header>
        </text:list>
        <text:p text:style-name="P17"/>
      </text:section>
      <text:p text:style-name="P8"/>
      <text:p text:style-name="P3"/>
      <text:h text:style-name="P13" text:outline-level="1">Skills</text:h>
      <text:p text:style-name="P3"/>
      <text:p text:style-name="P4"/>
      <text:section text:style-name="Sect1" text:name="skills-section">
        <text:p text:style-name="P6"><text:span text:style-name="T4"><text:tab/><text:tab/></text:span><text:span text:style-name="Color_20_Caps_20_Expanded"><text:span text:style-name="T7">[CV_UNIT_NAME]</text:span></text:span></text:p>
        <text:list xml:id="list152939237909109" text:continue-numbering="true" text:style-name="LS4">
          <text:list-header>
            <text:p text:style-name="P16">[CV_UNIT_CONTENT]</text:p>
          </text:list-header>
        </text:list>
        <text:p text:style-name="P17"/>
      </text:section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PHONE] </text:span>| <text:span text:style-name="MT1">[EMAIL]</text:span> 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e19c8e005a853514adc94ef87a3fca3f43994787</meta:generator>
    <dc:title>Blue Side OpenOffice Resume</dc:title>
    <meta:creation-date>2017-08-04T17:36:19.25</meta:creation-date>
    <meta:editing-cycles>14</meta:editing-cycles>
    <meta:editing-duration>PT1H6M41S</meta:editing-duration>
    <dc:subject>hloom.com</dc:subject>
    <meta:initial-creator>hloom.com </meta:initial-creator>
    <dc:date>2021-07-01T15:29:37.873831457</dc:date>
    <meta:document-statistic meta:table-count="0" meta:image-count="0" meta:object-count="0" meta:page-count="1" meta:paragraph-count="14" meta:word-count="23" meta:character-count="303" meta:non-whitespace-character-count="283"/>
  </office:meta>
</office:document-meta>
</file>